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6cm"/>
      <style:text-properties fo:color="#d4d4d4" loext:opacity="100%" style:font-name="Menlo" fo:font-size="6.80000019073486pt" fo:font-weight="normal" fo:background-color="#1e1e1e"/>
    </style:style>
    <style:style style:name="P2" style:family="paragraph" style:parent-style-name="Standard">
      <style:text-properties fo:color="#d4d4d4" loext:opacity="100%" style:font-name="Menlo" fo:font-size="6.80000019073486pt" fo:font-weight="normal" officeooo:rsid="000c0bf2" officeooo:paragraph-rsid="000d7dcd" fo:background-color="#1e1e1e"/>
    </style:style>
    <style:style style:name="P3" style:family="paragraph" style:parent-style-name="Standard">
      <style:paragraph-properties style:line-height-at-least="0.36cm"/>
    </style:style>
    <style:style style:name="P4" style:family="paragraph" style:parent-style-name="Text_20_body">
      <style:text-properties officeooo:rsid="000c0bf2" officeooo:paragraph-rsid="000c0bf2"/>
    </style:style>
    <style:style style:name="P5" style:family="paragraph" style:parent-style-name="Text_20_body">
      <style:text-properties officeooo:rsid="000c0bf2" officeooo:paragraph-rsid="000ca9c6"/>
    </style:style>
    <style:style style:name="P6" style:family="paragraph" style:parent-style-name="Text_20_body">
      <style:text-properties officeooo:rsid="000c0bf2" officeooo:paragraph-rsid="000d7dcd"/>
    </style:style>
    <style:style style:name="P7" style:family="paragraph" style:parent-style-name="Title">
      <style:text-properties officeooo:rsid="000c0b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a9c6" style:font-weight-asian="bold" style:font-weight-complex="bold"/>
    </style:style>
    <style:style style:name="T3" style:family="text">
      <style:text-properties fo:font-weight="bold" officeooo:rsid="000d7dcd" style:font-weight-asian="bold" style:font-weight-complex="bold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fo:font-weight="bold" officeooo:rsid="000d7dcd" style:font-weight-asian="bold" style:font-weight-complex="bold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fo:font-weight="bold" officeooo:rsid="000d7dcd" style:font-weight-asian="bold" style:font-weight-complex="bold"/>
    </style:style>
    <style:style style:name="T8" style:family="text">
      <style:text-properties fo:color="#dcdcaa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b5cea8" loext:opacity="100%"/>
    </style:style>
    <style:style style:name="T13" style:family="text">
      <style:text-properties fo:color="#4fc1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ces Java 8</text:p>
      <text:p text:style-name="P4"><text:span text:style-name="T1">Exercice 1</text:span> </text:p>
      <text:p text:style-name="P4">1.1</text:p>
      <text:p text:style-name="P4">import java.util.Random;</text:p>
      <text:p text:style-name="P4">import java.util.stream.*;</text:p>
      <text:p text:style-name="P4"/>
      <text:p text:style-name="P4">public class HelloWorld{</text:p>
      <text:p text:style-name="P4"/>
      <text:p text:style-name="P4"><text:s text:c="5"/>public static void main(String []args){</text:p>
      <text:p text:style-name="P4"><text:s text:c="8"/>Random random = new Random();</text:p>
      <text:p text:style-name="P4"><text:s text:c="8"/>Stream.generate(() -&gt; random.nextInt(20)).limit(6).sorted((p1, p2) -&gt; p1.compareTo(p2)).forEach(System.out::println);</text:p>
      <text:p text:style-name="P4"><text:s text:c="5"/>}</text:p>
      <text:p text:style-name="P4">}</text:p>
      <text:p text:style-name="P4"/>
      <text:p text:style-name="P4">1.2</text:p>
      <text:p text:style-name="P4">Stream.generate(() -&gt; random.nextInt(20)).limit(1).sorted((p1, p2) -&gt; p1.compareTo(p2)).forEach(System.out::println);</text:p>
      <text:p text:style-name="P4"/>
      <text:p text:style-name="P4">1.3</text:p>
      <text:p text:style-name="P4">public static void main(String []args){</text:p>
      <text:p text:style-name="P4"><text:s text:c="8"/>Random random = new Random();</text:p>
      <text:p text:style-name="P4"><text:s text:c="8"/>int sum = Stream.generate(() -&gt; random.nextInt(20)).filter(p -&gt; p &gt; 3).limit(6).mapToInt(i -&gt; i.intValue()).sum();</text:p>
      <text:p text:style-name="P4"><text:s text:c="8"/>System.out.println(sum);</text:p>
      <text:p text:style-name="P4"><text:s text:c="5"/>}</text:p>
      <text:p text:style-name="P4"/>
      <text:p text:style-name="P5"><text:span text:style-name="T1">Exercice </text:span><text:span text:style-name="T2">2</text:span></text:p>
      <text:p text:style-name="P6"><text:span text:style-name="T2">Exercice </text:span><text:span text:style-name="T3">3</text:span></text:p>
      <text:p text:style-name="P2"><text:span text:style-name="T5">import</text:span><text:span text:style-name="T3"> </text:span><text:span text:style-name="T7">java</text:span><text:span text:style-name="T3">.</text:span><text:span text:style-name="T7">util</text:span><text:span text:style-name="T3">.</text:span><text:span text:style-name="T7">ArrayList</text:span><text:span text:style-name="T3">;</text:span></text:p>
      <text:p text:style-name="P1"><text:span text:style-name="T4">import</text:span> <text:span text:style-name="T6">java</text:span>.<text:span text:style-name="T6">util</text:span>.<text:span text:style-name="T6">List</text:span>;</text:p>
      <text:p text:style-name="P1"><text:span text:style-name="T4">import</text:span> <text:span text:style-name="T6">java</text:span>.<text:span text:style-name="T6">util</text:span>.<text:span text:style-name="T6">stream</text:span>.*;</text:p>
      <text:p text:style-name="P1"><text:span text:style-name="T4">import</text:span> <text:span text:style-name="T6">java</text:span>.<text:span text:style-name="T6">util</text:span>.<text:span text:style-name="T6">Collection</text:span>;</text:p>
      <text:p text:style-name="P1"><text:span text:style-name="T4">public</text:span> <text:span text:style-name="T4">class</text:span> <text:span text:style-name="T6">App</text:span> {</text:p>
      <text:p text:style-name="P1"><text:span text:style-name="T4">public</text:span> <text:span text:style-name="T4">static</text:span> <text:span text:style-name="T6">void</text:span> <text:span text:style-name="T8">main</text:span>(<text:span text:style-name="T6">String</text:span>[] <text:span text:style-name="T9">args</text:span>) <text:span text:style-name="T4">throws</text:span> <text:span text:style-name="T6">Exception</text:span> {</text:p>
      <text:p text:style-name="P1"><text:soft-page-break/><text:span text:style-name="T6">List</text:span>&lt;<text:span text:style-name="T6">Personne</text:span>&gt; <text:span text:style-name="T9">listPersonnes</text:span> = <text:span text:style-name="T10">new</text:span> <text:span text:style-name="T8">ArrayList</text:span>&lt;&gt;();</text:p>
      <text:p text:style-name="P1"><text:span text:style-name="T9">listPersonnes</text:span>.<text:span text:style-name="T8">add</text:span>(<text:span text:style-name="T10">new</text:span> <text:span text:style-name="T8">Personne</text:span>(<text:span text:style-name="T11">"Billy"</text:span>, <text:span text:style-name="T11">"bob"</text:span>, <text:span text:style-name="T11">"H"</text:span>, <text:span text:style-name="T12">1994</text:span>));</text:p>
      <text:p text:style-name="P1"><text:span text:style-name="T9">listPersonnes</text:span>.<text:span text:style-name="T8">add</text:span>(<text:span text:style-name="T10">new</text:span> <text:span text:style-name="T8">Personne</text:span>(<text:span text:style-name="T11">"Jilly"</text:span>, <text:span text:style-name="T11">"Cob"</text:span>, <text:span text:style-name="T11">"F"</text:span>, <text:span text:style-name="T12">1984</text:span>));</text:p>
      <text:p text:style-name="P1"><text:span text:style-name="T9">listPersonnes</text:span>.<text:span text:style-name="T8">add</text:span>(<text:span text:style-name="T10">new</text:span> <text:span text:style-name="T8">Personne</text:span>(<text:span text:style-name="T11">"Silly"</text:span>, <text:span text:style-name="T11">"Cob"</text:span>, <text:span text:style-name="T11">"H"</text:span>, <text:span text:style-name="T12">1976</text:span>));</text:p>
      <text:p text:style-name="P1"><text:span text:style-name="T9">listPersonnes</text:span>.<text:span text:style-name="T8">add</text:span>(<text:span text:style-name="T10">new</text:span> <text:span text:style-name="T8">Personne</text:span>(<text:span text:style-name="T11">"Lilly"</text:span>, <text:span text:style-name="T11">"Lob"</text:span>, <text:span text:style-name="T11">"F"</text:span>, <text:span text:style-name="T12">1995</text:span>));</text:p>
      <text:p text:style-name="P1"><text:span text:style-name="T9">listPersonnes</text:span>.<text:span text:style-name="T8">add</text:span>(<text:span text:style-name="T10">new</text:span> <text:span text:style-name="T8">Personne</text:span>(<text:span text:style-name="T11">"Zilly"</text:span>, <text:span text:style-name="T11">"Zob"</text:span>, <text:span text:style-name="T11">"H"</text:span>, <text:span text:style-name="T12">1992</text:span>));</text:p>
      <text:p text:style-name="P1"><text:span text:style-name="T9">listPersonnes</text:span>.<text:span text:style-name="T8">add</text:span>(<text:span text:style-name="T10">new</text:span> <text:span text:style-name="T8">Personne</text:span>(<text:span text:style-name="T11">"AA"</text:span>, <text:span text:style-name="T11">"AA"</text:span>, <text:span text:style-name="T11">"H"</text:span>, <text:span text:style-name="T12">1946</text:span>));</text:p>
      <text:p text:style-name="P3"/>
      <text:p text:style-name="P1"><text:span text:style-name="T6">System</text:span>.<text:span text:style-name="T13">out</text:span>.<text:span text:style-name="T8">println</text:span>(<text:span text:style-name="T11">"1- Afficher les personnes nées après 1991"</text:span>);</text:p>
      <text:p text:style-name="P1"><text:span text:style-name="T9">listPersonnes</text:span>.<text:span text:style-name="T8">stream</text:span>().<text:span text:style-name="T8">filter</text:span>(<text:span text:style-name="T9">p</text:span> <text:span text:style-name="T4">-&gt;</text:span> <text:span text:style-name="T9">p</text:span>.<text:span text:style-name="T8">getAnnee_naissance</text:span>() &gt; <text:span text:style-name="T12">1991</text:span>).<text:span text:style-name="T8">forEach</text:span>(<text:span text:style-name="T6">System</text:span>.<text:span text:style-name="T13">out</text:span><text:span text:style-name="T10">::</text:span><text:span text:style-name="T8">println</text:span>);</text:p>
      <text:p text:style-name="P1"><text:span text:style-name="T6">System</text:span>.<text:span text:style-name="T13">out</text:span>.<text:span text:style-name="T8">println</text:span>(<text:span text:style-name="T11">""</text:span>);</text:p>
      <text:p text:style-name="P3"/>
      <text:p text:style-name="P1"><text:span text:style-name="T6">System</text:span>.<text:span text:style-name="T13">out</text:span>.<text:span text:style-name="T8">println</text:span>(<text:span text:style-name="T11">"2- Afficher le nom des personnes nées en 1995"</text:span>);</text:p>
      <text:p text:style-name="P1"><text:span text:style-name="T9">listPersonnes</text:span>.<text:span text:style-name="T8">stream</text:span>().<text:span text:style-name="T8">filter</text:span>(<text:span text:style-name="T9">p</text:span> <text:span text:style-name="T4">-&gt;</text:span> <text:span text:style-name="T9">p</text:span>.<text:span text:style-name="T8">getAnnee_naissance</text:span>() == <text:span text:style-name="T12">1995</text:span>).<text:span text:style-name="T8">map</text:span>(<text:span text:style-name="T6">Personne</text:span><text:span text:style-name="T10">::</text:span><text:span text:style-name="T8">getNom</text:span>).<text:span text:style-name="T8">forEach</text:span>(<text:span text:style-name="T6">System</text:span>.<text:span text:style-name="T13">out</text:span><text:span text:style-name="T10">::</text:span><text:span text:style-name="T8">println</text:span>);</text:p>
      <text:p text:style-name="P1"><text:span text:style-name="T6">System</text:span>.<text:span text:style-name="T13">out</text:span>.<text:span text:style-name="T8">println</text:span>(<text:span text:style-name="T11">""</text:span>);</text:p>
      <text:p text:style-name="P3"/>
      <text:p text:style-name="P1"><text:span text:style-name="T6">System</text:span>.<text:span text:style-name="T13">out</text:span>.<text:span text:style-name="T8">println</text:span>(<text:span text:style-name="T11">"3- Afficher le nom des personnes nées avant 1990, triés par ordre alphabétique sur leur nom, et afficher leur nombre"</text:span>);</text:p>
      <text:p text:style-name="P1"><text:span text:style-name="T9">listPersonnes</text:span>.<text:span text:style-name="T8">stream</text:span>().<text:span text:style-name="T8">filter</text:span>(<text:span text:style-name="T9">p</text:span> <text:span text:style-name="T4">-&gt;</text:span> <text:span text:style-name="T9">p</text:span>.<text:span text:style-name="T8">getAnnee_naissance</text:span>() &lt; <text:span text:style-name="T12">1990</text:span>).<text:span text:style-name="T8">map</text:span>(<text:span text:style-name="T6">Personne</text:span><text:span text:style-name="T10">::</text:span><text:span text:style-name="T8">getNom</text:span>).<text:span text:style-name="T8">sorted</text:span>().<text:span text:style-name="T8">forEach</text:span>(<text:span text:style-name="T6">System</text:span>.<text:span text:style-name="T13">out</text:span><text:span text:style-name="T10">::</text:span><text:span text:style-name="T8">println</text:span>);</text:p>
      <text:p text:style-name="P1"><text:span text:style-name="T6">System</text:span>.<text:span text:style-name="T13">out</text:span>.<text:span text:style-name="T8">println</text:span>(<text:span text:style-name="T9">listPersonnes</text:span>.<text:span text:style-name="T8">stream</text:span>().<text:span text:style-name="T8">filter</text:span>(<text:span text:style-name="T9">p</text:span> <text:span text:style-name="T4">-&gt;</text:span> <text:span text:style-name="T9">p</text:span>.<text:span text:style-name="T8">getAnnee_naissance</text:span>() &lt; <text:span text:style-name="T12">1990</text:span>).<text:span text:style-name="T8">count</text:span>());</text:p>
      <text:p text:style-name="P1"><text:span text:style-name="T6">System</text:span>.<text:span text:style-name="T13">out</text:span>.<text:span text:style-name="T8">println</text:span>(<text:span text:style-name="T11">""</text:span>);</text:p>
      <text:p text:style-name="P3"/>
      <text:p text:style-name="P1"><text:span text:style-name="T6">System</text:span>.<text:span text:style-name="T13">out</text:span>.<text:span text:style-name="T8">println</text:span>(<text:span text:style-name="T11">"4- Afficher tous les noms et prénoms, triés par ordre alphabétique sur leur nom et leur prénom"</text:span>);</text:p>
      <text:p text:style-name="P1"><text:span text:style-name="T9">listPersonnes</text:span>.<text:span text:style-name="T8">stream</text:span>()</text:p>
      <text:p text:style-name="P1">.<text:span text:style-name="T8">sorted</text:span>((<text:span text:style-name="T9">p1</text:span>, <text:span text:style-name="T9">p2</text:span>) <text:span text:style-name="T4">-&gt;</text:span> <text:span text:style-name="T9">p1</text:span>.<text:span text:style-name="T8">getNom</text:span>().<text:span text:style-name="T8">toLowerCase</text:span>().<text:span text:style-name="T8">compareTo</text:span>(<text:span text:style-name="T9">p2</text:span>.<text:span text:style-name="T8">getNom</text:span>().<text:span text:style-name="T8">toLowerCase</text:span>()))</text:p>
      <text:p text:style-name="P1">.<text:span text:style-name="T8">sorted</text:span>((<text:span text:style-name="T9">p1</text:span>, <text:span text:style-name="T9">p2</text:span>) <text:span text:style-name="T4">-&gt;</text:span> <text:span text:style-name="T9">p1</text:span>.<text:span text:style-name="T8">getPrenom</text:span>().<text:span text:style-name="T8">toLowerCase</text:span>().<text:span text:style-name="T8">compareTo</text:span>(<text:span text:style-name="T9">p2</text:span>.<text:span text:style-name="T8">getPrenom</text:span>().<text:span text:style-name="T8">toLowerCase</text:span>()))</text:p>
      <text:p text:style-name="P1">.<text:span text:style-name="T8">forEach</text:span>(<text:span text:style-name="T9">p</text:span> <text:span text:style-name="T4">-&gt;</text:span> <text:span text:style-name="T6">System</text:span>.<text:span text:style-name="T13">out</text:span>.<text:span text:style-name="T8">println</text:span>(<text:span text:style-name="T9">p</text:span>.<text:span text:style-name="T8">getPrenom</text:span>() + <text:span text:style-name="T11">" "</text:span> + <text:span text:style-name="T9">p</text:span>.<text:span text:style-name="T8">getNom</text:span>()));</text:p>
      <text:p text:style-name="P1"><text:span text:style-name="T6">System</text:span>.<text:span text:style-name="T13">out</text:span>.<text:span text:style-name="T8">println</text:span>(<text:span text:style-name="T11">""</text:span>);</text:p>
      <text:p text:style-name="P1"><text:span text:style-name="T6">System</text:span>.<text:span text:style-name="T13">out</text:span>.<text:span text:style-name="T8">println</text:span>(<text:span text:style-name="T11">"5- Afficher les personnes ayant un genre 'F' et le nom qui commence par la lettre ‘j’"</text:span>);</text:p>
      <text:p text:style-name="P1"><text:span text:style-name="T9">listPersonnes</text:span>.<text:span text:style-name="T8">stream</text:span>().<text:span text:style-name="T8">filter</text:span>(<text:span text:style-name="T9">p</text:span> <text:span text:style-name="T4">-&gt;</text:span> <text:span text:style-name="T9">p</text:span>.<text:span text:style-name="T8">getGenre</text:span>().<text:span text:style-name="T8">equals</text:span>(<text:span text:style-name="T11">"F"</text:span>)).<text:span text:style-name="T8">filter</text:span>(<text:span text:style-name="T9">p</text:span> <text:span text:style-name="T4">-&gt;</text:span> <text:span text:style-name="T9">p</text:span>.<text:span text:style-name="T8">getNom</text:span>().<text:span text:style-name="T8">startsWith</text:span>(<text:span text:style-name="T11">"J"</text:span>)).<text:span text:style-name="T8">forEach</text:span>(<text:span text:style-name="T6">System</text:span>.<text:span text:style-name="T13">out</text:span><text:span text:style-name="T10">::</text:span><text:span text:style-name="T8">println</text:span>);</text:p>
      <text:p text:style-name="P1"><text:span text:style-name="T6">System</text:span>.<text:span text:style-name="T13">out</text:span>.<text:span text:style-name="T8">println</text:span>(<text:span text:style-name="T11">""</text:span>);</text:p>
      <text:p text:style-name="P3"/>
      <text:p text:style-name="P1"><text:span text:style-name="T6">System</text:span>.<text:span text:style-name="T13">out</text:span>.<text:span text:style-name="T8">println</text:span>(<text:span text:style-name="T11">"6- Transformer le genre des personnes en lettre minuscule et afficher ceux ayant un genre 'h'"</text:span>);</text:p>
      <text:p text:style-name="P1"><text:span text:style-name="T9">listPersonnes</text:span>.<text:span text:style-name="T8">stream</text:span>().<text:span text:style-name="T8">forEach</text:span>(<text:span text:style-name="T9">p</text:span> <text:span text:style-name="T4">-&gt;</text:span> <text:span text:style-name="T9">p</text:span>.<text:span text:style-name="T8">setGenre</text:span>(<text:span text:style-name="T9">p</text:span>.<text:span text:style-name="T8">getGenre</text:span>().<text:span text:style-name="T8">toLowerCase</text:span>()));</text:p>
      <text:p text:style-name="P1"><text:span text:style-name="T9">listPersonnes</text:span>.<text:span text:style-name="T8">stream</text:span>().<text:span text:style-name="T8">filter</text:span>(<text:span text:style-name="T9">p</text:span> <text:span text:style-name="T4">-&gt;</text:span> <text:span text:style-name="T9">p</text:span>.<text:span text:style-name="T8">getGenre</text:span>().<text:span text:style-name="T8">equals</text:span>(<text:span text:style-name="T11">"h"</text:span>)).<text:span text:style-name="T8">forEach</text:span>(<text:span text:style-name="T6">System</text:span>.<text:span text:style-name="T13">out</text:span><text:span text:style-name="T10">::</text:span><text:span text:style-name="T8">println</text:span>);</text:p>
      <text:p text:style-name="P1"><text:span text:style-name="T6">System</text:span>.<text:span text:style-name="T13">out</text:span>.<text:span text:style-name="T8">println</text:span>(<text:span text:style-name="T11">""</text:span>);</text:p>
      <text:p text:style-name="P3"/>
      <text:p text:style-name="P1"><text:span text:style-name="T6">System</text:span>.<text:span text:style-name="T13">out</text:span>.<text:span text:style-name="T8">println</text:span>(<text:span text:style-name="T11">"Hello, World!"</text:span>);</text:p>
      <text:p text:style-name="P1">}</text:p>
      <text:p text:style-name="P1">}</text:p>
      <text:p text:style-name="P1"/>
      <text:p text:style-name="P6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12T11:52:21.365473859</meta:creation-date>
    <dc:date>2021-07-12T16:55:06.137535101</dc:date>
    <meta:editing-duration>PT59M17S</meta:editing-duration>
    <meta:editing-cycles>1</meta:editing-cycles>
    <meta:generator>LibreOffice/7.1.4.2$MacOSX_X86_64 LibreOffice_project/a529a4fab45b75fefc5b6226684193eb000654f6</meta:generator>
    <meta:document-statistic meta:table-count="0" meta:image-count="0" meta:object-count="0" meta:page-count="2" meta:paragraph-count="60" meta:word-count="266" meta:character-count="3052" meta:non-whitespace-character-count="2790"/>
  </office:meta>
</office:document-meta>
</file>